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nday 19 Oct 2025</text:p>
      <text:p text:style-name="P1"/>
      <text:p text:style-name="P1">Charlie Kirk's murder</text:p>
      <text:p text:style-name="P1"/>
      <text:p text:style-name="P1">Its now about six weeks since the Charlie Kirk murder. Prior to his murder I had never heard of him. I may or may not have watched the odd video but I don't recall doing so. I was horrified at the murder, and also horrified at some peoples reaction to the murder. Even as a teenager many decades ago we always said “don't speak ill of the dead”. But that now seems to have gone out of fashion, even in the Christian Church. Maybe I totally misunderstood Charlie Kirk, but I got the impression from him that he was into encouraging dialogue between opposing views. Also in one interview with Charlie Kirk he was asked the question about how he would like to be remembered. He responded by saying he would like to be remembered for having a strong bold Christian faith. </text:p>
      <text:p text:style-name="P1"/>
      <text:p text:style-name="P1">8 Dec 2025</text:p>
      <text:p text:style-name="P1"/>
      <text:p text:style-name="P1">Whatever ones views of Charlie Kirk I believe that to “celebrate” his death was wrong. And for Christians to be indifferent or hostile to Kirks ministry for me is also wrong. So there you go. Just another money mad “evangelist”? Who cares? I had never heard of Kirk until his brutal murder. Shot in the neck. Since then I have been checking out his videos mainly on YouTube. I am also thinking about getting some of his written material. </text:p>
      <text:p text:style-name="P1">For me the guy was extremely influential and also very eloqu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19T06:45:09.30</meta:creation-date>
    <dc:date>2025-12-08T13:14:41.11</dc:date>
    <meta:editing-duration>PT47M1S</meta:editing-duration>
    <meta:editing-cycles>2</meta:editing-cycles>
    <meta:generator>OpenOffice/4.1.15$Win32 OpenOffice.org_project/4115m2$Build-9813</meta:generator>
    <meta:document-statistic meta:table-count="0" meta:image-count="0" meta:object-count="0" meta:page-count="1" meta:paragraph-count="6" meta:word-count="242" meta:character-count="1320"/>
  </office:meta>
</office:document-meta>
</file>